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3463228335350358101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405823604734213831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7T17:00:13.80</dc:date>
    <dc:creator>James Lombardi</dc:creator>
    <meta:editing-duration>PT22H1M24S</meta:editing-duration>
    <meta:editing-cycles>138</meta:editing-cycles>
    <meta:generator>OpenOffice/4.1.2$Win32 OpenOffice.org_project/412m3$Build-9782</meta:generator>
    <meta:document-statistic meta:table-count="0" meta:image-count="0" meta:object-count="0" meta:page-count="11" meta:paragraph-count="187" meta:word-count="3543" meta:character-count="17928"/>
  </office:meta>
</office:document-meta>
</file>